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074074" calcext:value-type="float">
            <text:p>0.004074074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A2]/[.A1]" office:value-type="float" office:value="2.5" calcext:value-type="float">
            <text:p>2.5</text:p>
          </table:table-cell>
          <table:table-cell table:formula="of:=[.B2]/[.B1]" office:value-type="float" office:value="1.82381100588747" calcext:value-type="float">
            <text:p>1.82381100588747</text:p>
          </table:table-cell>
          <table:table-cell table:formula="of:=[.C2]/[.C1]" office:value-type="float" office:value="1.70899470899471" calcext:value-type="float">
            <text:p>1.70899470899471</text:p>
          </table:table-cell>
          <table:table-cell/>
          <table:table-cell table:formula="of:=[.F1]/[.$E1]" office:value-type="float" office:value="0.729524402354989" calcext:value-type="float">
            <text:p>0.729524402354989</text:p>
          </table:table-cell>
          <table:table-cell table:formula="of:=[.G1]/[.$E1]" office:value-type="float" office:value="0.683597883597884" calcext:value-type="float">
            <text:p>0.683597883597884</text:p>
          </table:table-cell>
          <table:table-cell/>
          <table:table-cell office:value-type="string" calcext:value-type="string">
            <text:p>AVERAGED</text:p>
          </table:table-cell>
          <table:table-cell table:formula="of:=[.J1]/[.$E1]" office:value-type="float" office:value="0.273439153439153" calcext:value-type="float">
            <text:p>0.273439153439153</text:p>
          </table:table-cell>
          <table:table-cell table:formula="of:=[.K1]/[.$E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430341" calcext:value-type="float">
            <text:p>0.007430341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A3]/[.A2]" office:value-type="float" office:value="2" calcext:value-type="float">
            <text:p>2</text:p>
          </table:table-cell>
          <table:table-cell table:formula="of:=[.B3]/[.B2]" office:value-type="float" office:value="2.45217588264119" calcext:value-type="float">
            <text:p>2.45217588264119</text:p>
          </table:table-cell>
          <table:table-cell table:formula="of:=[.C3]/[.C2]" office:value-type="float" office:value="3.20123839009288" calcext:value-type="float">
            <text:p>3.20123839009288</text:p>
          </table:table-cell>
          <table:table-cell/>
          <table:table-cell table:formula="of:=[.F2]/[.$E2]" office:value-type="float" office:value="1.22608794132059" calcext:value-type="float">
            <text:p>1.22608794132059</text:p>
          </table:table-cell>
          <table:table-cell table:formula="of:=[.G2]/[.$E2]" office:value-type="float" office:value="1.60061919504644" calcext:value-type="float">
            <text:p>1.60061919504644</text:p>
          </table:table-cell>
          <table:table-cell table:number-columns-repeated="2"/>
          <table:table-cell table:formula="of:=[.J2]/[.$E2]" office:value-type="float" office:value="0.80030959752322" calcext:value-type="float">
            <text:p>0.80030959752322</text:p>
          </table:table-cell>
          <table:table-cell table:formula="of:=[.K2]/[.$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220503" calcext:value-type="float">
            <text:p>0.018220503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[.A4]/[.A3]" office:value-type="float" office:value="3" calcext:value-type="float">
            <text:p>3</text:p>
          </table:table-cell>
          <table:table-cell table:formula="of:=[.B4]/[.B3]" office:value-type="float" office:value="2.83736288729241" calcext:value-type="float">
            <text:p>2.83736288729241</text:p>
          </table:table-cell>
          <table:table-cell table:formula="of:=[.C4]/[.C3]" office:value-type="float" office:value="2.76208897485493" calcext:value-type="float">
            <text:p>2.76208897485493</text:p>
          </table:table-cell>
          <table:table-cell/>
          <table:table-cell table:formula="of:=[.F3]/[.$E3]" office:value-type="float" office:value="0.94578762909747" calcext:value-type="float">
            <text:p>0.94578762909747</text:p>
          </table:table-cell>
          <table:table-cell table:formula="of:=[.G3]/[.$E3]" office:value-type="float" office:value="0.920696324951644" calcext:value-type="float">
            <text:p>0.920696324951644</text:p>
          </table:table-cell>
          <table:table-cell table:number-columns-repeated="2"/>
          <table:table-cell table:formula="of:=[.J3]/[.$E3]" office:value-type="float" office:value="0.306898774983881" calcext:value-type="float">
            <text:p>0.306898774983881</text:p>
          </table:table-cell>
          <table:table-cell table:formula="of:=[.K3]/[.$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1698179" calcext:value-type="float">
            <text:p>0.051698179</text:p>
          </table:table-cell>
          <table:table-cell office:value-type="float" office:value="2856" calcext:value-type="float">
            <text:p>2856</text:p>
          </table:table-cell>
          <table:table-cell/>
          <table:table-cell table:formula="of:=[.A5]/[.A4]" office:value-type="float" office:value="2.66666666666667" calcext:value-type="float">
            <text:p>2.66666666666667</text:p>
          </table:table-cell>
          <table:table-cell table:formula="of:=[.B5]/[.B4]" office:value-type="float" office:value="2.48708591844212" calcext:value-type="float">
            <text:p>2.48708591844212</text:p>
          </table:table-cell>
          <table:table-cell table:formula="of:=[.C5]/[.C4]" office:value-type="float" office:value="3.05532212885154" calcext:value-type="float">
            <text:p>3.05532212885154</text:p>
          </table:table-cell>
          <table:table-cell/>
          <table:table-cell table:formula="of:=[.F4]/[.$E4]" office:value-type="float" office:value="0.932657219415794" calcext:value-type="float">
            <text:p>0.932657219415794</text:p>
          </table:table-cell>
          <table:table-cell table:formula="of:=[.G4]/[.$E4]" office:value-type="float" office:value="1.14574579831933" calcext:value-type="float">
            <text:p>1.14574579831933</text:p>
          </table:table-cell>
          <table:table-cell table:number-columns-repeated="2"/>
          <table:table-cell table:formula="of:=[.J4]/[.$E4]" office:value-type="float" office:value="0.429654674369748" calcext:value-type="float">
            <text:p>0.429654674369748</text:p>
          </table:table-cell>
          <table:table-cell table:formula="of:=[.K4]/[.$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8577813" calcext:value-type="float">
            <text:p>0.128577813</text:p>
          </table:table-cell>
          <table:table-cell office:value-type="float" office:value="8726" calcext:value-type="float">
            <text:p>8726</text:p>
          </table:table-cell>
          <table:table-cell/>
          <table:table-cell table:formula="of:=[.A6]/[.A5]" office:value-type="float" office:value="2.5" calcext:value-type="float">
            <text:p>2.5</text:p>
          </table:table-cell>
          <table:table-cell table:formula="of:=[.B6]/[.B5]" office:value-type="float" office:value="2.44493006736707" calcext:value-type="float">
            <text:p>2.44493006736707</text:p>
          </table:table-cell>
          <table:table-cell table:formula="of:=[.C6]/[.C5]" office:value-type="float" office:value="11.1846206738483" calcext:value-type="float">
            <text:p>11.1846206738483</text:p>
          </table:table-cell>
          <table:table-cell/>
          <table:table-cell table:formula="of:=[.F5]/[.$E5]" office:value-type="float" office:value="0.977972026946826" calcext:value-type="float">
            <text:p>0.977972026946826</text:p>
          </table:table-cell>
          <table:table-cell table:formula="of:=[.G5]/[.$E5]" office:value-type="float" office:value="4.47384826953931" calcext:value-type="float">
            <text:p>4.47384826953931</text:p>
          </table:table-cell>
          <table:table-cell table:number-columns-repeated="2"/>
          <table:table-cell table:formula="of:=[.J5]/[.$E5]" office:value-type="float" office:value="1.78953930781572" calcext:value-type="float">
            <text:p>1.78953930781572</text:p>
          </table:table-cell>
          <table:table-cell table:formula="of:=[.K5]/[.$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14363761" calcext:value-type="float">
            <text:p>0.314363761</text:p>
          </table:table-cell>
          <table:table-cell office:value-type="float" office:value="97597" calcext:value-type="float">
            <text:p>97597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19:57.688970818</meta:creation-date>
    <dc:date>2019-03-06T17:17:46.847292142</dc:date>
    <meta:editing-duration>PT2H37M28S</meta:editing-duration>
    <meta:editing-cycles>1</meta:editing-cycles>
    <meta:document-statistic meta:table-count="2" meta:cell-count="54" meta:object-count="0"/>
    <meta:generator>LibreOffice/6.2.0.3$Linux_X86_64 LibreOffice_project/20$Build-3</meta:generator>
  </office:meta>
</office:document-meta>
</file>